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entProcessingNodeBuilder.buildChildNodesList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ParentProcessingNodeBuilder.isParameter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arentProcessingNodeBuilder.buildChildNodes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entProcessingNodeBuild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rentProcessingNodeBuilder.getStringCollection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rentProcessingNodeBuilder.toNodeArray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entProcessingNodeBuilder.isChild( Configuration chil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